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8f57e" officeooo:paragraph-rsid="0008f57e"/>
    </style:style>
    <style:style style:name="P2" style:family="paragraph" style:parent-style-name="Text_20_body">
      <style:paragraph-properties fo:text-align="center" style:justify-single-word="false"/>
      <style:text-properties officeooo:paragraph-rsid="0008f57e"/>
    </style:style>
    <style:style style:name="P3" style:family="paragraph" style:parent-style-name="Text_20_body">
      <style:paragraph-properties fo:text-align="start" style:justify-single-word="false"/>
      <style:text-properties officeooo:rsid="000ab8ab" officeooo:paragraph-rsid="000ab8ab"/>
    </style:style>
    <style:style style:name="P4" style:family="paragraph" style:parent-style-name="Heading_20_1">
      <style:paragraph-properties fo:text-align="center" style:justify-single-word="false"/>
      <style:text-properties officeooo:rsid="0008f57e" officeooo:paragraph-rsid="0008f57e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8f57e" officeooo:paragraph-rsid="0008f57e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ab8ab" officeooo:paragraph-rsid="000ab8ab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0ab8ab" officeooo:paragraph-rsid="000d360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0cd350" officeooo:paragraph-rsid="000cd35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officeooo:rsid="0008f57e" officeooo:paragraph-rsid="0008f57e"/>
    </style:style>
    <style:style style:name="T1" style:family="text">
      <style:text-properties officeooo:rsid="000ab8ab"/>
    </style:style>
    <style:style style:name="T2" style:family="text">
      <style:text-properties officeooo:rsid="000cd3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d350" style:font-weight-asian="bold" style:font-weight-complex="bold"/>
    </style:style>
    <style:style style:name="T5" style:family="text">
      <style:text-properties fo:font-weight="bold" officeooo:rsid="000ab8a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360d" style:font-weight-asian="normal" style:font-weight-complex="normal"/>
    </style:style>
    <style:style style:name="T8" style:family="text">
      <style:text-properties officeooo:rsid="000d36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HYGGE FRONTEND</text:h>
      <text:p text:style-name="P2"/>
      <text:p text:style-name="P1"><text:span text:style-name="T3">HEADER // </text:span><text:span text:style-name="T4">FOOTER</text:span><text:span text:style-name="T2"> - DIANA</text:span></text:p>
      <text:p text:style-name="P1"><text:span text:style-name="T3">INICIO(registro, login) –</text:span> <text:span text:style-name="T2">DIANA</text:span></text:p>
      <text:p text:style-name="P8">PERFIL –<text:span text:style-name="T6"> </text:span><text:span text:style-name="T7">JUAN LUIS</text:span></text:p>
      <text:p text:style-name="P1"><text:span text:style-name="T3">CONTACTO </text:span><text:span text:style-name="T5">(header) </text:span><text:span text:style-name="T1">-</text:span><text:span text:style-name="T2">DIANA</text:span></text:p>
      <text:p text:style-name="P1"><text:span text:style-name="T3">TIENDA/ESPACIOS </text:span><text:span text:style-name="T5">(header)</text:span><text:span text:style-name="T1"> – </text:span><text:span text:style-name="T2">JUAN LUIS</text:span></text:p>
      <text:p text:style-name="P1"><text:span text:style-name="T3">ESPACIO</text:span> - <text:span text:style-name="T2">PABLO</text:span></text:p>
      <text:p text:style-name="P1"><text:span text:style-name="T3">SOBRE NOSOTROS </text:span><text:span text:style-name="T5">(header)</text:span><text:span text:style-name="T1"> – </text:span><text:span text:style-name="T2">JUAN LUIS</text:span></text:p>
      <text:p text:style-name="P5">CORREO SOLICITUD - <text:span text:style-name="T7">PABLO</text:span></text:p>
      <text:p text:style-name="P5">CORREO RECHAZO - <text:span text:style-name="T7">PABLO</text:span></text:p>
      <text:p text:style-name="P1"><text:span text:style-name="T3">CORREO ACEPTADO → PAGINA PAGO</text:span> – <text:span text:style-name="T2">JUAN LUIS</text:span></text:p>
      <text:p text:style-name="P1"><text:span text:style-name="T3">CORREO REVIEW → PAGINA REVIE</text:span>W - <text:span text:style-name="T2">PABLO</text:span></text:p>
      <text:p text:style-name="P6">PAGINA POLITICA (footer) - <text:span text:style-name="T7">DIANA</text:span></text:p>
      <text:p text:style-name="P7">PAGINA COOKIES <text:s/>(footer) - <text:span text:style-name="T7">DIANA</text:span></text:p>
      <text:p text:style-name="P7">PAGINA CONDICIONES USO <text:s/>(footer) - <text:span text:style-name="T7">DIANA</text:span></text:p>
      <text:p text:style-name="P7">PAGINA AVISOS LEGALES <text:s/>(footer) - <text:span text:style-name="T7">DIANA</text:span></text:p>
      <text:p text:style-name="P7">MAPA DEL SITIO <text:s/>(footer) - <text:span text:style-name="T7">DIANA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6:57:57.852003162</meta:creation-date>
    <dc:date>2022-01-25T17:44:47.867596260</dc:date>
    <meta:editing-duration>PT15M1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78" meta:character-count="496" meta:non-whitespace-character-count="426"/>
  </office:meta>
</office:document-meta>
</file>